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踏み固められた雪は、一晩で氷の塊に
なっちまう。</text:p>
          </table:table-cell>
          <table:table-cell table:style-name="ce0"/>
          <table:table-cell table:style-name="ce0"/>
          <table:table-cell table:style-name="ce0" office:value-type="string">
            <text:p>A patch of snow turns into a hard lump of ice
in just one night after being trodden on.</text:p>
          </table:table-cell>
          <table:table-cell table:number-columns-repeated="1020"/>
        </table:table-row>
        <table:table-row>
          <table:table-cell table:style-name="ce0" office:value-type="string">
            <text:p>そうなる前にスコップで除去しないと
ならねえんだ。</text:p>
          </table:table-cell>
          <table:table-cell table:style-name="ce0"/>
          <table:table-cell table:style-name="ce0"/>
          <table:table-cell table:style-name="ce0" office:value-type="string">
            <text:p>That's why you've gotta scoop it out the way
before that happens.</text:p>
          </table:table-cell>
          <table:table-cell table:number-columns-repeated="1020"/>
        </table:table-row>
        <table:table-row>
          <table:table-cell table:style-name="ce0" office:value-type="string">
            <text:p>外から帰ったら、あったか～いココアが
最高だよね！</text:p>
          </table:table-cell>
          <table:table-cell table:style-name="ce0"/>
          <table:table-cell table:style-name="ce0"/>
          <table:table-cell table:style-name="ce0" office:value-type="string">
            <text:p>A nice warm cup of cocoa after comin' in
from the cold is just the best thing ever,
don'tcha reckon?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2T20:47:50+02:00</meta:creation-date>
    <dc:date>2020-04-22T20:47:50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